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agraph-properties fo:margin-left="0cm" fo:margin-right="0cm" fo:margin-top="0cm" fo:margin-bottom="0cm" fo:line-height="100%" fo:text-align="start" fo:text-indent="0cm" style:writing-mode="lr-tb"/>
    </style:style>
    <style:style style:name="T1" style:family="text">
      <style:text-properties fo:font-weight="bold" style:font-weight-asian="bold" style:font-weight-complex="bold"/>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Howdy ludziska! Z tej strony _TK_. W tym roku też mam dla Was małą relacje z obecnie najwiekszego konwentu w Europie. A mowa tu o GalaCon 2016.</text:p>
      <text:p text:style-name="P1"/>
      <text:p text:style-name="P1">Więc po kolei, nie będę Wam pisał, jak się przygotować na tak wspaniałą wyprawę itd., bo to już zrobił Wonsz w swojej relacji. U mnie dowiecie się, jak to jest widzieć te same mordy czwarty raz z rzędu.</text:p>
      <text:p text:style-name="P1"/>
      <text:p text:style-name="P1">Dzień 1, piątek (before)</text:p>
      <text:p text:style-name="P1">Jak co roku, przed i po konwencie w Ludwigsburgu w lokalnym Tower Irish Pubie zbierają się bronies. Oczywiście Czesi jak to Czesi, musieli nas zaskoczyć i przyszli całą gromadą w maskach w rytm muzyki z PMV „Friendship is Manly”. Nie muszę chyba mówić, że zrobili na całej reszcie niezłe wrażenie i zostali przywitani gromkimi brawami. </text:p>
      <text:p text:style-name="P1">Link ---&gt; https://www.youtube.com/watch?v=K2Jel68npIw</text:p>
      <text:p text:style-name="P1">Reszta wieczoru jak zwykle upłynęła na piciu dobrego, zielonego cydru i randomowymi rozmowami o wszystkim.</text:p>
      <text:p text:style-name="P1"/>
      <text:p text:style-name="P1"/>
      <text:p text:style-name="P1"/>
      <text:p text:style-name="P1">Dzień 1, sobota </text:p>
      <text:p text:style-name="P1"/>
      <text:p text:style-name="P1">Okej, więc pierwszy dzień konwentu. Zabrałem się z moim przyjacielem WingBeat’em, zgarnęliśmy po drodze Wonsza i Pawła. Po 10-15 minutach byliśmy na miejscu. Chłopaki mieli nie lada zonka, kiedy zobaczyli setki bronies kotłujących się w kolejce. Myśleli, że będziemy stać jakieś 2 godziny, ale z własnego doświadczenia wiem, że 20 minut to maksimum (obsługa GalaConu dobrze wie, jak organizować akredytację, a dzięki programowi do sczytywania kodów QR z wydrukowanych rezerwacji lub telefonów leci to raz dwa). WingBeat oczywiście zwiał do kolejki dla VIP-ów, jako że miał występować na Galaparty on stage.</text:p>
      <text:p text:style-name="P1">Po odebraniu identyfikatorów udaliśmy się na zwiedzanie budynku, wtajemniczyłem kolegów w parę przydatnych wskazówek, gdzie, co i jak i udałem się zeskanować stoiska. Później była już tylko ceremonia otwarcia, parę słów od Perry o tegorocznym GalaConie, oczywiście też parę słów od reprezentanta Bronies For Good. Spotkałem Dustiego i udało mi się go namówić do podpisania polskiego wydania książki M.A. Larsona „ Akademia Pennyroyal”, która będzie licytowana na najbliższym PonyCongressie. Panele (niestety, GalaCon nie słynie z dużej ilości paneli), więc jak zwykle udałem się na Retro Panel prowadzony przez Rebbecę Shoichet, Annelę Heed oraz Dusty Kata. Opowiadali o swoich początkach z MLP i co by robili, gdyby nie kuce (Dusty budowałby customowe motocykle :D). Potem przyszedł czas na zwykły Q&amp;A. Wybiła 18:00, więc trzeba było się zbierać i przygotować na Gala Ball/Gala Party. </text:p>
      <text:p text:style-name="P1"/>
      <text:p text:style-name="P1">Gala/Disco</text:p>
      <text:p text:style-name="P1">Bal jak to bal, odświętne stroje, cosplaye itd. W tym roku, jak i w poprzednich, organizatorzy bardzo pilnowali, by osoby w nieodpowiednich strojach nie weszły na saleę, ale to mnie zazwyczaj nie dotyczy, jako że zawsze znajdę sposób, by przegadać helperów („Ja tylko zdjęcia”).</text:p>
      <text:p text:style-name="P1">Niestety, impreza nie cieszyła się zbyt dużą frekfencją, więc po paru minutach zwinąłem się na Disco, <text:s/>oj i tam się działo! W tym roku pojawiło się trzech DJ’ów i jeden raper.</text:p>
      <text:p text:style-name="P1"><text:soft-page-break/>Wbiłem za kulisy do mojego przyjaciela WingBeata. Nie byłbym sobą, gdybym nie mógł robić „czegoś„ na konwencie (to nie dla mnie). Koniec końców zostałem fotografem, miałem wstęp za kulisy, mogłem się podpiąć pod sprzęt DJ’ów itd., dzięki czemu miałem okazję lepiej poznać pozostałych. 174UDSI znany z remixów kucowej muzyki<office:annotation><dc:date>0000-00-00T00:00:00</dc:date><text:p text:style-name="P3"><text:span text:style-name="T2">W sensie fandomowej, czy koleś jest znany w fandomie?</text:span></text:p></office:annotation> w fandomie, wyluzowany, z poczuciem humoru. MC.Arch, jedyny raper w całej grupie, nieźle zestresowany, bowiem był to jego pierwszy występ na scenie. No i był też Dj Delta <text:s/>nie udało mi się z nim pogadać (był zbyt pochłonięty swoim występem). Jeden po drugim zajmowali swoje miejsca, leciał remix za remixem, a publiczność świetnie się bawiła. Moim głównym zadaniem było zrobić kilka dobrych zdjęć zza konsolet, jak i bawiących się bronies. </text:p>
      <text:p text:style-name="P1">Był też czas na trochę bardziej zakulisowe rozmowy na temat organizacji. Okazało, się że organizatorzy w tym roku trochę zacisnęli pasa. Didżeje nie dostali zwrotu za hotele, jak rok temu, tylko jednemu oddano pieniadze za transport, musieli też płacić za wejściówki (oddano im tylko 50% ceny biletu) i doklejono mały znaczek VIP… co praktycznie poza jednym darmowym posiłkiem i dostępem do wody nic im nie dawało. Nie dostali zestawu BIZZAM, sami musieli się troszczyć o sprzęt, doszło nawet do nieprzyjemnej sytuacji, kiedy jeden z nich musiał skończyć swój set 15 minut przed czasembądz go dociąć na szybko, co nie jest proste. Okiazało się też, że nie mogli zostawić swoich konsolet w budynku, tylko <office:annotation><dc:date>0000-00-00T00:00:00</dc:date><text:p text:style-name="P3"><text:span text:style-name="T2">... śmy?</text:span></text:p></office:annotation>tachaliśmy je do hotelu… Oj, cienko to wyglądało. Mnie jako osobie zajmującej się organizacją konwentów (przez kilka lat Magnificony, Japanicony itd...) nie przyszłoby nawet do głowy kazać DJ’om zbierać swój sprzęt i tachać go przez pół miasta w środku nocy, bowiem impreza zakończyła się parę minut po 23. Pod sam koniec imprezy pomogłem chłopakom posprzątać scenę, ogarnąć konsolety. Jeśli chcecie zobaczyć, jak to jest być na scenie, zapraszam was do Liveset z GalaCon Disco 2016 .</text:p>
      <text:p text:style-name="P1"/>
      <text:p text:style-name="P1">174USDI › https://www.youtube.com/watch?v=eHG6ExdyITE</text:p>
      <text:p text:style-name="P1">WingBeat › https://www.youtube.com/watch?v=418NwqHZ04o</text:p>
      <text:p text:style-name="P1"/>
      <text:p text:style-name="P1">Zdjęcia i nagrania video by _TK_</text:p>
      <text:p text:style-name="P1"/>
      <text:p text:style-name="P1">Dzień 2, niedziela </text:p>
      <text:p text:style-name="P1"/>
      <text:p text:style-name="P1">Następnego dnia w bojowym nastroju wyruszyłem na ostatni dzień konwentu. Po dotarciu na conplace spotkałem Wonsza. Najważniejszym punktem programu dzisiejszego dnia była aukcja charytatywna. Z racji tego, że pieniądze są przeznaczone na szczytny cel, co roku staram się przywieźć jakiś kucowy przedmiot, by przekazać go organizacji. Tym razem przekazałem rysunek przedstawiający urodzinową Cani autorstwa Pingwinowej. Czas przed aukcją spędziłem na rozmowach z ludźmi. Wraz z Wonszem spotkaliśmy Polaka mieszkającego z Dubaju (kawał drogi…). Miał na sobie mundur wojska polskiego z dawnych czasów przerobiony na cosplay Wonderbolta. Niewiele później dołaczył do nas Dusty. Zrobiłem mu pare zdjęć z naszym nowym kolegą, pogadaliśmy z nim, jak mu się podoba na konwencie i co myśli o bronies z Europy. Oczywiście dorwałem się do jego super kurtki pilotki z olbrzymim haftem na plecach. Cieszy mnie to, że nieważne kim jesteś w fandomie: aktorem głosowym, muzykiem czy celebrytą , ludzie są przyjaźni i otwarci na zawieranie nowych znajomości. No ale ok, AUKCJA! <text:s/>Rok w rok jestem świadkiem tego „przedstawienia„, okrzyków YEAH! i Fanty. I rok w rok cieszy mnie to, co widzę, sprzedało się mnóstwo wspaniałych przedmiotów za bardzo duże kwoty. Wspomniany przeze mnie art sprzedał się za 100 euro. Dzięki udziałowi Dusty`ego w aukcji, ceny w mgnieniu oka sięgały setek, jak nie tysięcy euro. Tradycyjnie co roku licytowanych jest kilka specjalnych <text:soft-page-break/>przedmiotów, jak słynna już Fanta (w tym roku w zasadzie dwie Fanty, obydwie pluszowe, w tym jedna pod postacią kucyka, oczywiście Perry nic o tym nie wiedziała, a jej mina była wspaniała, kiedy dostała do ręki kolejną Fantę :D), kapelusz Perry, nawet Dusty oddał swoją czapkę. Był też baner tegorocznego Galaconu z podpisami wszystkich organizatorów oraz helperów, wylicytowany za 900 euro, mniej niż w zeszłych latach, ale to można wybaczyć, bowiem pierwsze miejsce zajął olbrzymi dywan zszyty z kilku mniejszych części (poszedł za 2000 euro… heh, Swiss Bronies). W sumie na aukcji zebrano 23,018.62 euro. Mind blow… Prawie 98.000 zł.<text:span text:style-name="T1"> </text:span>Chciałbym, by któregoś dnia na naszych polskich konwentach udało się zabrać taką astronomiczną kwotę. </text:p>
      <text:p text:style-name="P1"/>
      <text:p text:style-name="P1">Aukcja aukcją, ale przyszedł czas na zakończenie tegorocznego GalaConu, na którym tradycyjnie zapowiedziano kolejną edycję za rok.</text:p>
      <text:p text:style-name="P1"/>
      <text:p text:style-name="P1">After</text:p>
      <text:p text:style-name="P1"/>
      <text:p text:style-name="P1">Złapałem WingBeata i 174USDI’ego na pizzy. Pogadaliśmy trochę, okazało się, że nagrania, jakie mieli pozostali DJ’e uległy uszkodzeniu, więc miałem masę pracy, musiałem szybko posegregować zdjęcia i filmy i zaopatrzyć resztę staffu. No ale jak na początku, tak i na końcu – Tower Irish Pub! Spędziłem tam miło czas wraz z Wonszem,jak i pozostałymi bronies i Dustym. Było świetnie, piliśmy, gadaliśmy o minionej imprezie. Ostatecznie oceniam GalaCon 2016 na 4- . Czemu? Bowiem uważam, że GalaCon 2015 miał więcej atrakcji, a organizacja była znacznie lepsza. Jednym z tego przykładów jest to, jak potraktowali DJ’ów albo niektórych wystawców. Otóż organizatorzy GalaConu bronili się tym, że nie przyjmują stoisk o tej samej tematyce. Kilku moich znajomych złożyło zgłoszenia o stoiko, ale odmówiono im. Czemu? Niby prosta sprawa, „Nie chcemy kolejnego stoiska z pluszakami czy przypinkami”. Ale co zobaczyłem na miejscu? To samo… Pełno pluszaków, stoisk z tymi samymi przedmiotami. Niektóre stoiska widywałem od lat i nikt z obsługi się nie czepia, że mają to samo co inni. Niestety, w tym roku organizatorzy postawili na swoich sprawdzonych „znajomych” sklepikarzy. Mam nadzieję, że w przyszłym roku, kiedy to SleepyPony będzie main orgiem, wiele spraw organizacyjnych zmieni się na lepsze.</text:p>
      <text:p text:style-name="P1"/>
      <text:p text:style-name="P1">Myślicie, że to koniec? Nope!</text:p>
      <text:p text:style-name="P1"><text:s/></text:p>
      <text:p text:style-name="P1">Dzień 3, poniedziałek </text:p>
      <text:p text:style-name="P1"/>
      <text:p text:style-name="P1">Wonsz już o tym wspominał, że spotkaliśmy się razem i zaczęliśmy zwiedzać Ludwigsburg. Miasto zwiedziłem wiele razy wzdłuż i wszerz. Podbiliśmy do znanego już nam pubu, oczywiście był zamknięty. Ale coś przykuło moją uwagę. Śmieć? Nieee… Okazało się, że znaleźliśmy zniszczonego pluszaka. I to nie byle jakiego, a Rainbow Dash… Z wypalonym czołem, ogonem, rozciętym brzuchem i naderwanymi skrzydłami. Niewiele myśląc, zabrałem pluszaka ze sobą do domu. Tam ją 3 razy wyprałem, by zabić smród i oczyścić jej ciało. Jak się później dowiedziałem, prawdopodobnymi właścielami Dashie była pewna austriacka grupa AUE, która ma swego rodzaju kult wokół pluszaka i uznała, że będzie śmiesznie, jak ją zniszczą. Później dostarły do mnie zdjęcia, co z nią robiono (wsadzili jej głowę w kufel pełny piwa, dlatego tak śmierdziała). Przypalali jej czoło papierosem i ciągali pluszaka po podłodze za pośrednictwem liny zawiązanej wokół szyi jak szubienica. Ostatecznie pluszak zostanie odnowiony przeze mnie i moich przyjaciół i wróci na GalaCon 2017 w świetle i chwale!</text:p>
      <text:p text:style-name="P1"><text:soft-page-break/>Jesli chcecie wiedzieć coś więcej na ten temat zerknijcie na mojego twittera. www.twitter.com/_tikeyx_ </text:p>
      <text:p text:style-name="P1"/>
      <text:p text:style-name="P1">To by było na tyle!</text:p>
      <text:p text:style-name="P1">Pozdro! /) </text:p>
      <text:p text:style-name="P1"/>
      <text:p text:style-name="P1"/>
      <text:p text:style-name="P1">----------------------------------------------------------------</text:p>
      <text:p text:style-name="P1">Zdjęcia :</text:p>
      <text:p text:style-name="P1">Galacon / dzien 1/ dzien 2/ Party/</text:p>
      <text:p text:style-name="P1">https://www.dropbox.com/sh/0926udoe4f1kv4q/AABFW1z8-Pjb16zT6bQyxC9Ta?dl=0</text:p>
      <text:p text:style-name="P1"/>
      <text:p text:style-name="P1">3 dzień</text:p>
      <text:p text:style-name="P1">Dashie </text:p>
      <text:p text:style-name="P1">Before https://www.dropbox.com/s/jp88sa3qihweu3r/IMG_1762.JPG?dl=0</text:p>
      <text:p text:style-name="P1">After https://www.dropbox.com/s/vzjjr5ry0vhnp5a/IMG_491924899.JPG?dl=0</text:p>
      <text:p text:style-name="P1"/>
      <text:p text:style-name="P1">Plus Link do Galeri :</text:p>
      <text:p text:style-name="P1">DropBox : https://www.dropbox.com/sh/3qdh569hg79lcwb/AAAsSVnF74VAu9GbZbaQsNEYa?dl=0</text:p>
      <text:p text:style-name="P1"/>
      <text:p text:style-name="P1">Bronies.de : </text:p>
      <text:p text:style-name="P1">http://meetup.bestpony.de/index.php/Galacon-2016/GALACON-2016-By-_TK_</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19:36:53.049000000</dc:date>
    <meta:editing-duration>PT3H23M35S</meta:editing-duration>
    <meta:document-statistic meta:table-count="0" meta:image-count="0" meta:object-count="0" meta:page-count="4" meta:paragraph-count="41" meta:word-count="1528" meta:character-count="10310" meta:non-whitespace-character-count="8807"/>
  </office:meta>
</office:document-meta>
</file>